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30000026793AB40AFD8D526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14.896cm" svg:height="16.272cm" draw:z-index="0"><draw:image xlink:href="Pictures/10000000000002330000026793AB40AFD8D5262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2T08:01:55.891753296</meta:creation-date>
    <dc:date>2023-05-12T08:02:37.938029055</dc:date>
    <meta:editing-duration>PT4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